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4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Frame_20_contents">
      <style:paragraph-properties fo:text-align="start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Heading_20_1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8" style:family="paragraph" style:parent-style-name="Heading_20_2">
      <style:paragraph-properties fo:text-align="start" style:justify-single-word="false"/>
      <style:text-properties fo:font-size="18pt" style:text-underline-style="none" style:font-size-asian="18pt" style:font-size-complex="18pt"/>
    </style:style>
    <style:style style:name="T1" style:family="text">
      <style:text-properties style:text-underline-style="none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173b7f"/>
    </style:style>
    <style:style style:name="T5" style:family="text">
      <style:text-properties fo:font-size="10pt" fo:language="fr" fo:country="FR" style:language-asian="zxx" style:country-asian="none" style:language-complex="zxx" style:country-complex="none"/>
    </style:style>
    <style:style style:name="T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Cadre1" text:anchor-type="paragraph" svg:x="-0.041cm" svg:y="0.079cm" svg:width="6.57cm" draw:z-index="0"><draw:text-box fo:min-height="6.969cm"><text:p text:style-name="P4"><text:span text:style-name="T1"><office:annotation><dc:creator>Gauthier Bastien</dc:creator><dc:date>2011-01-13T14:56:41</dc:date><text:p>do text</text:p><text:p>from pod(content=header.get_file().data, format='odt')</text:p></office:annotation></text:span><text:span text:style-name="T3">Import depuis header.odt</text:span></text:p><text:h text:style-name="P7" text:outline-level="1"/></draw:text-box></draw:frame></text:p>
      <text:h text:style-name="P7" text:outline-level="1"/>
      <text:p text:style-name="P3"/>
      <text:p text:style-name="P3"/>
      <text:p text:style-name="P3"/>
      <text:p text:style-name="P3"/>
      <text:p text:style-name="P3"/>
      <text:h text:style-name="P7" text:outline-level="1"><text:text-input text:description="">context.title</text:text-input></text:h>
      <text:h text:style-name="P8" text:outline-level="2"><text:text-input text:description="">context.description</text:text-input></text:h>
      <text:p text:style-name="P2"><office:annotation><dc:creator>Ngaha </dc:creator><dc:date>2014-11-27T16:38:12</dc:date><text:p>do text for brain in view.real_context.results()</text:p></office:annotation><text:span text:style-name="T2"><text:text-input text:description="">brain.Title()</text:text-input></text:span><text:span text:style-name="T2"><text:s/></text:span><text:span text:style-name="T1">-- Par </text:span><text:span text:style-name="T1"><text:text-input text:description="">brain.Author()['username']</text:text-input></text:span><text:span text:style-name="T1"><text:s/>-- Dernière modification </text:span><text:span text:style-name="T1"><text:text-input text:description="">view.get_slash_separated_date(brain.ModificationDate())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family="'Times New Roman'" style:font-style-name="Normal" style:font-family-generic="roman" style:font-pitch="variable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">context.title.upper()</text:text-input></text:p>
      </style:header>
      <style:footer>
        <text:p text:style-name="MP2"><text:text-input text:description="">context.Creator()</text:text-input><text:tab/><text:text-input text:description="">view.display_date(date=context.created())</text:text-inpu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imon Delcourt</meta:initial-creator>
    <meta:creation-date>2014-07-02T15:43:15</meta:creation-date>
    <dc:date>2021-05-05T10:53:23.501366144</dc:date>
    <meta:editing-duration>PT38M3S</meta:editing-duration>
    <meta:editing-cycles>38</meta:editing-cycles>
    <meta:generator>LibreOffice/6.4.7.2$Linux_X86_64 LibreOffice_project/40$Build-2</meta:generator>
    <meta:document-statistic meta:table-count="0" meta:image-count="0" meta:object-count="0" meta:page-count="1" meta:paragraph-count="6" meta:word-count="32" meta:character-count="280" meta:non-whitespace-character-count="270"/>
  </office:meta>
</office:document-meta>
</file>